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yl1">
      <style:paragraph-properties fo:line-height="100%"/>
      <style:text-properties fo:color="#000000" loext:opacity="100%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text-align="center" style:justify-single-word="false"/>
      <style:text-properties fo:color="#000000" loext:opacity="100%"/>
    </style:style>
    <style:style style:name="P4" style:family="paragraph" style:parent-style-name="Standard">
      <style:text-properties fo:color="#000000" loext:opacity="100%" fo:font-size="16pt" fo:font-weight="bold" style:font-size-asian="16pt" style:font-weight-asian="bold" style:font-name-complex="Aptos1" style:font-size-complex="16pt"/>
    </style:style>
    <style:style style:name="P5" style:family="paragraph" style:parent-style-name="Heading_20_2" style:list-style-name="WWNum13">
      <style:text-properties fo:color="#000000" loext:opacity="100%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 style:list-style-name="WWNum2">
      <style:text-properties fo:color="#000000" loext:opacity="100%"/>
    </style:style>
    <style:style style:name="P8" style:family="paragraph" style:parent-style-name="Standard" style:list-style-name="WWNum3">
      <style:text-properties fo:color="#000000" loext:opacity="100%"/>
    </style:style>
    <style:style style:name="P9" style:family="paragraph" style:parent-style-name="List_20_Paragraph" style:list-style-name="WWNum15">
      <style:text-properties fo:color="#000000" loext:opacity="100%"/>
    </style:style>
    <style:style style:name="P10" style:family="paragraph" style:parent-style-name="Standard" style:list-style-name="WWNum5">
      <style:text-properties fo:color="#000000" loext:opacity="100%"/>
    </style:style>
    <style:style style:name="P11" style:family="paragraph" style:parent-style-name="Standard" style:list-style-name="WWNum6">
      <style:text-properties officeooo:paragraph-rsid="001d19a5"/>
    </style:style>
    <style:style style:name="P12" style:family="paragraph" style:parent-style-name="Standard" style:list-style-name="WWNum6">
      <style:text-properties fo:color="#000000" loext:opacity="100%"/>
    </style:style>
    <style:style style:name="P13" style:family="paragraph" style:parent-style-name="List_20_Paragraph" style:list-style-name="WWNum16">
      <style:text-properties fo:color="#000000" loext:opacity="100%"/>
    </style:style>
    <style:style style:name="P14" style:family="paragraph" style:parent-style-name="Standard" style:list-style-name="WWNum7">
      <style:text-properties fo:color="#000000" loext:opacity="100%"/>
    </style:style>
    <style:style style:name="P15" style:family="paragraph" style:parent-style-name="List_20_Paragraph" style:list-style-name="WWNum17">
      <style:text-properties fo:color="#000000" loext:opacity="100%"/>
    </style:style>
    <style:style style:name="P16" style:family="paragraph" style:parent-style-name="List_20_Paragraph" style:list-style-name="WWNum18">
      <style:text-properties fo:color="#000000" loext:opacity="100%"/>
    </style:style>
    <style:style style:name="P17" style:family="paragraph" style:parent-style-name="List_20_Paragraph" style:list-style-name="WWNum19">
      <style:text-properties fo:color="#000000" loext:opacity="100%"/>
    </style:style>
    <style:style style:name="P18" style:family="paragraph" style:parent-style-name="List_20_Paragraph" style:list-style-name="WWNum20">
      <style:text-properties fo:color="#000000" loext:opacity="100%"/>
    </style:style>
    <style:style style:name="P19" style:family="paragraph" style:parent-style-name="List_20_Paragraph" style:list-style-name="WWNum21">
      <style:text-properties fo:color="#000000" loext:opacity="100%"/>
    </style:style>
    <style:style style:name="P20" style:family="paragraph" style:parent-style-name="Standard" style:list-style-name="WWNum10">
      <style:text-properties fo:color="#000000" loext:opacity="100%"/>
    </style:style>
    <style:style style:name="P21" style:family="paragraph" style:parent-style-name="Standard">
      <style:text-properties fo:color="#000000" loext:opacity="100%" style:font-name="Calibri" style:font-name-complex="Calibri1"/>
    </style:style>
    <style:style style:name="T1" style:family="text">
      <style:text-properties officeooo:rsid="001d19a5"/>
    </style:style>
    <style:style style:name="T2" style:family="text">
      <style:text-properties style:font-family-complex="'Aptos Display'" style:font-family-generic-complex="system" style:font-pitch-complex="variable"/>
    </style:style>
    <style:style style:name="T3" style:family="text">
      <style:text-properties style:font-name="Aptos" fo:background-color="#ffff00" loext:char-shading-value="0" style:font-name-complex="Aptos1"/>
    </style:style>
    <style:style style:name="T4" style:family="text">
      <style:text-properties fo:font-size="16pt" style:font-size-asian="16pt" style:font-name-complex="Aptos1" style:font-size-complex="16pt"/>
    </style:style>
    <style:style style:name="T5" style:family="text">
      <style:text-properties fo:font-size="16pt" fo:font-weight="bold" style:font-size-asian="16pt" style:font-weight-asian="bold" style:font-name-complex="Aptos1" style:font-size-complex="16pt"/>
    </style:style>
    <style:style style:name="T6" style:family="text">
      <style:text-properties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7" style:family="text">
      <style:text-properties style:font-name="Calibri" style:font-name-complex="Calibri1"/>
    </style:style>
    <style:style style:name="T8" style:family="text">
      <style:text-properties style:font-name="Calibri" fo:background-color="#ffff00" loext:char-shading-value="0" style:font-name-complex="Calibri1"/>
    </style:style>
    <style:style style:name="T9" style:family="text">
      <style:text-properties style:font-name="Calibri" fo:font-weight="bold" fo:background-color="#ffff00" loext:char-shading-value="0" style:font-weight-asian="bold" style:font-name-complex="Calibri1" style:font-weight-complex="bold"/>
    </style:style>
    <style:style style:name="T10" style:family="text">
      <style:text-properties style:font-name="Calibri" fo:font-weight="bold" style:font-weight-asian="bold" style:font-name-complex="Calibri1" style:font-weight-complex="bold"/>
    </style:style>
    <style:style style:name="T11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12" style:family="text">
      <style:text-properties fo:color="#000000" loext:opacity="100%" style:font-name="Calibri" style:font-name-complex="Calibri1"/>
    </style:style>
    <style:style style:name="T13" style:family="text">
      <style:text-properties fo:color="#000000" loext:opacity="100%" style:font-name="Calibri" officeooo:rsid="001d19a5" style:font-name-complex="Calibri1"/>
    </style:style>
    <style:style style:name="T14" style:family="text">
      <style:text-properties style:font-name="Calibri" style:language-asian="cs" style:country-asian="CZ" style:font-name-complex="Calibri1"/>
    </style:style>
    <style:style style:name="T15" style:family="text">
      <style:text-properties style:font-name="Calibri" fo:font-weight="bold" style:language-asian="cs" style:country-asian="CZ" style:font-weight-asian="bold" style:font-name-complex="Calibri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8</text:span>. Vrstva síťového rozhraní se zaměřením na ethernet</text:h>
      <text:h text:style-name="P2" text:outline-level="2"><text:span text:style-name="T2">* nepovinné informace</text:span></text:h>
      <text:h text:style-name="P2" text:outline-level="2"><text:span text:style-name="T3">důležité informace</text:span></text:h>
      <text:p text:style-name="P3"><text:span text:style-name="T4">*</text:span><text:span text:style-name="T5"> důležité informace v nepovinné sekci dokumentu</text:span></text:p>
      <text:p text:style-name="P4"/>
      <text:list xml:id="list770057144" text:style-name="WWNum13">
        <text:list-item>
          <text:list>
            <text:list-item>
              <text:h text:style-name="P5" text:outline-level="2"><text:span text:style-name="T6">Úkol fyzické a linkové vrstvy</text:span></text:h>
              <text:list>
                <text:list-item>
                  <text:h text:style-name="P5" text:outline-level="2"><text:span text:style-name="T6">Fyzická vrstva (Layer 1)</text:span></text:h>
                </text:list-item>
              </text:list>
            </text:list-item>
          </text:list>
        </text:list-item>
      </text:list>
      <text:p text:style-name="P6"><text:span text:style-name="T7">Fyzická vrstva zajišťuje </text:span><text:span text:style-name="T8">přenos dat v podobě </text:span><text:span text:style-name="T9">elektrických nebo optických signálů</text:span><text:span text:style-name="T7">. Zároveň určuje typ použitého kabelu, konektory a způsob kódování signálu.</text:span></text:p>
      <text:list text:style-name="WWNum2">
        <text:list-item>
          <text:p text:style-name="P7"><text:span text:style-name="T7">V Ethernetu se využívají různé typy kabelů: </text:span></text:p>
          <text:list>
            <text:list-item>
              <text:p text:style-name="P7"><text:span text:style-name="T10">Kroucená dvojlinka (UTP, STP)</text:span><text:span text:style-name="T7"> – přenáší data pomocí elektrických impulsů.</text:span></text:p>
            </text:list-item>
            <text:list-item>
              <text:p text:style-name="P7"><text:span text:style-name="T10">Optická vlákna</text:span><text:span text:style-name="T7"> – přenáší data pomocí světelných impulsů.</text:span></text:p>
            </text:list-item>
          </text:list>
        </text:list-item>
        <text:list-item>
          <text:p text:style-name="P7"><text:span text:style-name="T7">Ethernet podporuje různé způsoby kódování signálu: </text:span></text:p>
          <text:list>
            <text:list-item>
              <text:p text:style-name="P7"><text:span text:style-name="T10">Manchester coding</text:span><text:span text:style-name="T7"> – používá se pro synchronizaci dat a hodinového signálu.</text:span></text:p>
            </text:list-item>
            <text:list-item>
              <text:p text:style-name="P7"><text:span text:style-name="T10">4B/5B encoding</text:span><text:span text:style-name="T7"> – umožňuje efektivnější přenos binárních dat.</text:span></text:p>
            </text:list-item>
          </text:list>
        </text:list-item>
      </text:list>
      <text:list xml:id="list101041847730066" text:continue-list="list770057144" text:style-name="WWNum13">
        <text:list-item>
          <text:list>
            <text:list-item>
              <text:list>
                <text:list-item>
                  <text:h text:style-name="P5" text:outline-level="2"><text:span text:style-name="T6">Linková vrstva (Layer 2)</text:span></text:h>
                </text:list-item>
              </text:list>
            </text:list-item>
          </text:list>
        </text:list-item>
      </text:list>
      <text:p text:style-name="P6"><text:span text:style-name="T7">Linková vrstva zajišťuje </text:span><text:span text:style-name="T8">přenos dat mezi přímo propojenými uzly</text:span><text:span text:style-name="T7">, řídí přístup k přenosovému médiu a provádí detekci chyb.</text:span></text:p>
      <text:list text:style-name="WWNum3">
        <text:list-item>
          <text:p text:style-name="P8"><text:span text:style-name="T10">MAC adresy</text:span><text:span text:style-name="T7"> jsou unikátní identifikátory zařízení v síti.</text:span></text:p>
        </text:list-item>
        <text:list-item>
          <text:p text:style-name="P8"><text:span text:style-name="T10">Rámce</text:span><text:span text:style-name="T7"> obsahují data, MAC adresu odesílatele a příjemce, kontrolní součet pro detekci chyb.</text:span></text:p>
        </text:list-item>
        <text:list-item>
          <text:p text:style-name="P8"><text:span text:style-name="T10">Detekce chyb</text:span><text:span text:style-name="T7"> v Ethernetu využívá různé metody: </text:span></text:p>
          <text:list>
            <text:list-item>
              <text:p text:style-name="P8"><text:span text:style-name="T10">Parita</text:span><text:span text:style-name="T7"> – přidání jednoho bitu k datům pro kontrolu správnosti.</text:span></text:p>
            </text:list-item>
            <text:list-item>
              <text:p text:style-name="P8"><text:span text:style-name="T10">Kontrolní součet (Checksum)</text:span><text:span text:style-name="T7"> – matematická metoda ověřující integritu dat.</text:span></text:p>
            </text:list-item>
            <text:list-item>
              <text:p text:style-name="P8"><text:span text:style-name="T10">Cyclic Redundancy Check (CRC)</text:span><text:span text:style-name="T7"> – polynomiální metoda vhodná pro velké objemy dat.</text:span></text:p>
            </text:list-item>
          </text:list>
        </text:list-item>
        <text:list-item>
          <text:p text:style-name="P8"><text:span text:style-name="T7">Linková vrstva se dělí na dvě podvrstvy: </text:span></text:p>
          <text:list>
            <text:list-item>
              <text:p text:style-name="P8"><text:span text:style-name="T10">LLC (Logical Link Control)</text:span><text:span text:style-name="T7"> – zajišťuje řízení toku a multiplexování dat.</text:span></text:p>
            </text:list-item>
            <text:list-item>
              <text:p text:style-name="P8"><text:span text:style-name="T10">MAC (Media Access Control)</text:span><text:span text:style-name="T7"> – spravuje přístup k přenosovému médiu.</text:span></text:p>
            </text:list-item>
          </text:list>
        </text:list-item>
      </text:list>
      <text:list xml:id="list101041520887396" text:continue-list="list101041847730066" text:style-name="WWNum13">
        <text:list-item>
          <text:list>
            <text:list-item>
              <text:h text:style-name="P5" text:outline-level="2"><text:span text:style-name="T6">Tři typy médií pro přenos v počítačových sítích</text:span></text:h>
            </text:list-item>
          </text:list>
        </text:list-item>
      </text:list>
      <text:list text:style-name="WWNum15">
        <text:list-item>
          <text:p text:style-name="P9"><text:span text:style-name="T10">Metalická (měděná) média</text:span><text:span text:style-name="T7"> – kroucená dvojlinka (UTP, STP), koaxiální kabel.</text:span></text:p>
        </text:list-item>
        <text:list-item>
          <text:p text:style-name="P9"><text:span text:style-name="T10">Optická média</text:span><text:span text:style-name="T7"> – optická vlákna pro vysokorychlostní přenos.</text:span></text:p>
        </text:list-item>
        <text:list-item>
          <text:p text:style-name="P9"><text:span text:style-name="T10">Bezdrátová média</text:span><text:span text:style-name="T7"> – Wi-Fi, Bluetooth, satelitní přenosy.</text:span></text:p>
        </text:list-item>
      </text:list>
      <text:list xml:id="list101043408831651" text:continue-list="list101041520887396" text:style-name="WWNum13">
        <text:list-item>
          <text:list>
            <text:list-item>
              <text:h text:style-name="P5" text:outline-level="2"><text:soft-page-break/><text:span text:style-name="T6">Standardy kabelů Cat3 až Cat6a, T568A/B, konektory, využití křížených kabelů</text:span></text:h>
            </text:list-item>
          </text:list>
        </text:list-item>
      </text:list>
      <text:list text:style-name="WWNum5">
        <text:list-item>
          <text:p text:style-name="P10"><text:span text:style-name="T10">Cat3</text:span><text:span text:style-name="T7"> – starší kabeláž, podporuje pouze 10 Mbps.</text:span></text:p>
        </text:list-item>
        <text:list-item>
          <text:p text:style-name="P10"><text:span text:style-name="T10">Cat5</text:span><text:span text:style-name="T7"> – podporuje až 100 Mbps (100BASE-T).</text:span></text:p>
        </text:list-item>
        <text:list-item>
          <text:p text:style-name="P10"><text:span text:style-name="T10">Cat5e</text:span><text:span text:style-name="T7"> – vylepšená verze, lepší ochrana proti přeslechům, rychlosti až 1 Gbps.</text:span></text:p>
        </text:list-item>
        <text:list-item>
          <text:p text:style-name="P10"><text:span text:style-name="T10">Cat6</text:span><text:span text:style-name="T7"> – umožňuje 1 Gbps na delší vzdálenosti, 10 Gbps na kratší vzdálenosti (do 55 m).</text:span></text:p>
        </text:list-item>
        <text:list-item>
          <text:p text:style-name="P10"><text:span text:style-name="T10">Cat6a</text:span><text:span text:style-name="T7"> – podpora 10 Gbps do 100 m, zlepšené stínění.</text:span></text:p>
        </text:list-item>
      </text:list>
      <text:p text:style-name="P6"><text:span text:style-name="T10">Standardy zapojení UTP kabelů:</text:span></text:p>
      <text:list text:style-name="WWNum6">
        <text:list-item>
          <text:p text:style-name="P11"><text:span text:style-name="T11">T568A/B</text:span><text:span text:style-name="T12"> – definují, jak jsou zapojeny vodiče do konektoru RJ-45. </text:span></text:p>
          <text:list>
            <text:list-item>
              <text:p text:style-name="P11"><text:span text:style-name="T13">oranž</text:span>/<text:span text:style-name="T1">bílá,</text:span> <text:span text:style-name="T1">oranžová</text:span>, <text:span text:style-name="T1">zele</text:span>/<text:span text:style-name="T1">bílá</text:span>, <text:span text:style-name="T1">modrá</text:span>, <text:span text:style-name="T1">modro</text:span>/<text:span text:style-name="T1">bilá</text:span>, <text:span text:style-name="T1">zelená</text:span>, <text:span text:style-name="T1">hnědo</text:span>/<text:span text:style-name="T1">bílá</text:span>, <text:span text:style-name="T1">hnědá</text:span></text:p>
            </text:list-item>
          </text:list>
        </text:list-item>
        <text:list-item>
          <text:p text:style-name="P12"><text:span text:style-name="T10">Křížené kabely (Crossover)</text:span><text:span text:style-name="T7"> – používají se pro přímé propojení dvou zařízení bez switche.</text:span></text:p>
        </text:list-item>
      </text:list>
      <text:list xml:id="list101043458345003" text:continue-list="list101043408831651" text:style-name="WWNum13">
        <text:list-item>
          <text:list>
            <text:list-item>
              <text:h text:style-name="P5" text:outline-level="2"><text:span text:style-name="T6">Optické rozvody a Snellův zákon</text:span></text:h>
            </text:list-item>
          </text:list>
        </text:list-item>
      </text:list>
      <text:list text:style-name="WWNum16">
        <text:list-item>
          <text:p text:style-name="P13"><text:span text:style-name="T14">Optické rozvody umožňují vysokou rychlost a šířku pásma.</text:span></text:p>
        </text:list-item>
        <text:list-item>
          <text:p text:style-name="P13"><text:span text:style-name="T14">Snellův zákon popisuje lom světla mezi různými prostředími.</text:span></text:p>
        </text:list-item>
        <text:list-item>
          <text:p text:style-name="P13"><text:span text:style-name="T14">Index lomu ovlivňuje, jak se světlo šíří v optických vláknech.</text:span></text:p>
        </text:list-item>
        <text:list-item>
          <text:p text:style-name="P13"><text:span text:style-name="T14">Typy optických vláken: jednovidové (single-mode) a vícevidové (multi-mode).</text:span></text:p>
        </text:list-item>
      </text:list>
      <text:list xml:id="list101042883776978" text:continue-list="list101043458345003" text:style-name="WWNum13">
        <text:list-item>
          <text:list>
            <text:list-item>
              <text:h text:style-name="P5" text:outline-level="2"><text:span text:style-name="T6">Základní popis rámce</text:span></text:h>
            </text:list-item>
          </text:list>
        </text:list-item>
      </text:list>
      <text:p text:style-name="P6"><text:span text:style-name="T10">Ethernetový rámec</text:span><text:span text:style-name="T7"> je základní jednotkou přenosu dat na linkové vrstvě.</text:span></text:p>
      <text:list text:style-name="WWNum7">
        <text:list-item>
          <text:p text:style-name="P14"><text:span text:style-name="T10">Preambule</text:span><text:span text:style-name="T7"> – synchronizace mezi odesílatelem a příjemcem.</text:span></text:p>
        </text:list-item>
        <text:list-item>
          <text:p text:style-name="P14"><text:span text:style-name="T10">Start Frame Delimiter (SFD)</text:span><text:span text:style-name="T7"> – označuje začátek rámce.</text:span></text:p>
        </text:list-item>
        <text:list-item>
          <text:p text:style-name="P14"><text:span text:style-name="T10">Hlavička rámce</text:span><text:span text:style-name="T7"> – obsahuje MAC adresy odesílatele a příjemce.</text:span></text:p>
        </text:list-item>
        <text:list-item>
          <text:p text:style-name="P14"><text:span text:style-name="T10">Payload</text:span><text:span text:style-name="T7"> – přenášená data.</text:span></text:p>
        </text:list-item>
        <text:list-item>
          <text:p text:style-name="P14"><text:span text:style-name="T10">FCS (Frame Check Sequence)</text:span><text:span text:style-name="T7"> – kontrolní součet pomocí CRC pro detekci chyb.</text:span></text:p>
        </text:list-item>
      </text:list>
      <text:list xml:id="list101041706891094" text:continue-list="list101042883776978" text:style-name="WWNum13">
        <text:list-item>
          <text:list>
            <text:list-item>
              <text:h text:style-name="P5" text:outline-level="2"><text:span text:style-name="T6">Historie Ethernetu, standardy</text:span></text:h>
            </text:list-item>
          </text:list>
        </text:list-item>
      </text:list>
      <text:list text:style-name="WWNum17">
        <text:list-item>
          <text:p text:style-name="P15"><text:span text:style-name="T10">1973</text:span><text:span text:style-name="T7"> – vyvinut v laboratořích Xerox PARC.</text:span></text:p>
        </text:list-item>
        <text:list-item>
          <text:p text:style-name="P15"><text:span text:style-name="T10">1983</text:span><text:span text:style-name="T7"> – standardizován IEEE jako IEEE 802.3.</text:span></text:p>
        </text:list-item>
        <text:list-item>
          <text:p text:style-name="P15"><text:span text:style-name="T7">Fast Ethernet (100 Mbps), Gigabit Ethernet (1 Gbps), 10G, 40G, 100G Ethernet.</text:span></text:p>
        </text:list-item>
        <text:list-item>
          <text:p text:style-name="P15"><text:span text:style-name="T10">2020+</text:span><text:span text:style-name="T7"> – vývoj standardů 400G a 800G Ethernet.</text:span></text:p>
        </text:list-item>
        <text:list-item>
          <text:p text:style-name="P15"><text:span text:style-name="T10">IEEE 802.3af/at/bt</text:span><text:span text:style-name="T7"> – standardy pro Power over Ethernet (PoE).</text:span></text:p>
        </text:list-item>
      </text:list>
      <text:list xml:id="list101042655313520" text:continue-list="list101041706891094" text:style-name="WWNum13">
        <text:list-item>
          <text:list>
            <text:list-item>
              <text:h text:style-name="P5" text:outline-level="2"><text:span text:style-name="T6">Adresace v Ethernetu</text:span></text:h>
            </text:list-item>
          </text:list>
        </text:list-item>
      </text:list>
      <text:list text:style-name="WWNum18">
        <text:list-item>
          <text:p text:style-name="P16"><text:span text:style-name="T10">MAC adresa</text:span><text:span text:style-name="T7"> – 48bitový unikátní identifikátor síťového zařízení – Používá se k doručování rámců v LAN.</text:span></text:p>
        </text:list-item>
        <text:list-item>
          <text:p text:style-name="P16"><text:span text:style-name="T10">Unicastová MAC adresa</text:span><text:span text:style-name="T7"> – doručuje rámec konkrétnímu zařízení.</text:span></text:p>
        </text:list-item>
        <text:list-item>
          <text:p text:style-name="P16"><text:span text:style-name="T10">Multicastová MAC adresa</text:span><text:span text:style-name="T7"> – doručuje rámec skupině zařízení.</text:span></text:p>
        </text:list-item>
        <text:list-item>
          <text:p text:style-name="P16"><text:span text:style-name="T10">Broadcastová MAC adresa</text:span><text:span text:style-name="T7"> – doručuje rámec všem zařízením v síti.</text:span></text:p>
        </text:list-item>
      </text:list>
      <text:list xml:id="list101043307716840" text:continue-list="list101042655313520" text:style-name="WWNum13">
        <text:list-item>
          <text:list>
            <text:list-item>
              <text:h text:style-name="P5" text:outline-level="2"><text:span text:style-name="T6">Kolizní doména, přístupová metoda a způsob řešení kolize</text:span></text:h>
            </text:list-item>
          </text:list>
        </text:list-item>
      </text:list>
      <text:list text:style-name="WWNum19">
        <text:list-item>
          <text:p text:style-name="P17"><text:span text:style-name="T10">Kolizní doména</text:span><text:span text:style-name="T7"> – síťový segment, kde může dojít ke kolizi dat při souběžném vysílání více zařízení.</text:span></text:p>
        </text:list-item>
        <text:list-item>
          <text:p text:style-name="P17"><text:span text:style-name="T10">CSMA/CD (Carrier Sense Multiple Access with Collision Detection)</text:span><text:span text:style-name="T7"> – metoda, která detekuje kolize a řídí opětovné vysílání dat.</text:span></text:p>
        </text:list-item>
        <text:list-item>
          <text:p text:style-name="P17"><text:soft-page-break/><text:span text:style-name="T10">Řešení kolizí </text:span><text:span text:style-name="T7">– čekání náhodného časového intervalu před opětovným vysíláním.</text:span></text:p>
        </text:list-item>
      </text:list>
      <text:list xml:id="list101042611184197" text:continue-list="list101043307716840" text:style-name="WWNum13">
        <text:list-item>
          <text:list>
            <text:list-item>
              <text:h text:style-name="P5" text:outline-level="2"><text:span text:style-name="T6">Síťový hardware zajišťující funkcionalitu a jejich rozdíly</text:span></text:h>
            </text:list-item>
          </text:list>
        </text:list-item>
      </text:list>
      <text:list text:style-name="WWNum20">
        <text:list-item>
          <text:p text:style-name="P18"><text:span text:style-name="T15">Hub</text:span><text:span text:style-name="T14"> – přeposílá data všem zařízením, způsobuje kolize.</text:span></text:p>
        </text:list-item>
        <text:list-item>
          <text:p text:style-name="P18"><text:span text:style-name="T15">Switch</text:span><text:span text:style-name="T14"> – inteligentně přeposílá data pouze na správný port.</text:span></text:p>
        </text:list-item>
        <text:list-item>
          <text:p text:style-name="P18"><text:span text:style-name="T15">Router</text:span><text:span text:style-name="T14"> – propojuje různé sítě a směruje pakety.</text:span></text:p>
        </text:list-item>
        <text:list-item>
          <text:p text:style-name="P18"><text:span text:style-name="T15">Bridge</text:span><text:span text:style-name="T14"> – spojuje segmenty sítě.</text:span></text:p>
        </text:list-item>
        <text:list-item>
          <text:p text:style-name="P18"><text:span text:style-name="T15">Repeater</text:span><text:span text:style-name="T14"> – zesiluje signál pro delší přenos.</text:span></text:p>
        </text:list-item>
        <text:list-item>
          <text:p text:style-name="P18"><text:span text:style-name="T15">Access Point</text:span><text:span text:style-name="T14"> – umožňuje bezdrátové připojení k síti.</text:span></text:p>
        </text:list-item>
      </text:list>
      <text:list xml:id="list101043071844860" text:continue-list="list101042611184197" text:style-name="WWNum13">
        <text:list-item>
          <text:list>
            <text:list-item>
              <text:h text:style-name="P5" text:outline-level="2"><text:span text:style-name="T6">Zajištění redundance a navýšení přenosové kapacity přenosové linky</text:span></text:h>
            </text:list-item>
          </text:list>
        </text:list-item>
      </text:list>
      <text:list text:style-name="WWNum21">
        <text:list-item>
          <text:p text:style-name="P19"><text:span text:style-name="T10">Redundance</text:span><text:span text:style-name="T7"> – záložní spojení pro vyšší spolehlivost.</text:span></text:p>
        </text:list-item>
        <text:list-item>
          <text:p text:style-name="P19"><text:span text:style-name="T10">LACP (Link Aggregation Control Protocol)</text:span><text:span text:style-name="T7"> – kombinace více fyzických spojení do jednoho.</text:span></text:p>
        </text:list-item>
        <text:list-item>
          <text:p text:style-name="P19"><text:span text:style-name="T10">EtherChannel </text:span><text:span text:style-name="T7">– seskupení více spojů do jednoho logického.</text:span></text:p>
        </text:list-item>
      </text:list>
      <text:list text:continue-list="list101043071844860" text:style-name="WWNum13">
        <text:list-item>
          <text:list>
            <text:list-item>
              <text:h text:style-name="P5" text:outline-level="2"><text:span text:style-name="T6">STP (Spanning Tree Protocol)</text:span></text:h>
            </text:list-item>
          </text:list>
        </text:list-item>
      </text:list>
      <text:p text:style-name="P6"><text:span text:style-name="T7">STP je protokol, který zabraňuje smyčkám v síti a zajišťuje efektivní přenos dat.</text:span></text:p>
      <text:list text:style-name="WWNum10">
        <text:list-item>
          <text:p text:style-name="P20"><text:span text:style-name="T10">Root bridge</text:span><text:span text:style-name="T7"> – centrální bod sítě, ke kterému se určují nejkratší cesty.</text:span></text:p>
        </text:list-item>
        <text:list-item>
          <text:p text:style-name="P20"><text:span text:style-name="T10">Konvergence</text:span><text:span text:style-name="T7"> – proces stabilizace sítě při změně topologie (30–50 sekund).</text:span></text:p>
        </text:list-item>
        <text:list-item>
          <text:p text:style-name="P20"><text:span text:style-name="T10">RSTP (Rapid Spanning Tree Protocol)</text:span><text:span text:style-name="T7"> – vylepšená verze STP s rychlejší rekonvergencí.</text:span></text:p>
        </text:list-item>
        <text:list-item>
          <text:p text:style-name="P20"><text:span text:style-name="T10">BPDU (Bridge Protocol Data Units)</text:span><text:span text:style-name="T7"> – zprávy používané k volbě root bridge.</text:span></text:p>
        </text:list-item>
        <text:list-item>
          <text:p text:style-name="P20"><text:span text:style-name="T10">Porty v STP:</text:span></text:p>
          <text:list>
            <text:list-item>
              <text:p text:style-name="P20"><text:span text:style-name="T10">Root port</text:span><text:span text:style-name="T7"> – nejkratší cesta k root bridge.</text:span></text:p>
            </text:list-item>
            <text:list-item>
              <text:p text:style-name="P20"><text:span text:style-name="T10">Designated port</text:span><text:span text:style-name="T7"> – posílá data do segmentu.</text:span></text:p>
            </text:list-item>
            <text:list-item>
              <text:p text:style-name="P20"><text:span text:style-name="T10">Blocked port</text:span><text:span text:style-name="T7"> – brání smyčkám.</text:span></text:p>
            </text:list-item>
          </text:list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Aptos" fo:font-family="Aptos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Aptos" fo:font-family="Aptos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Aptos" fo:font-family="Aptos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Aptos" fo:font-family="Aptos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Aptos" fo:font-family="Aptos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Aptos" fo:font-family="Aptos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Aptos" fo:font-family="Aptos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Aptos" fo:font-family="Aptos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Aptos" fo:font-family="Aptos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Aptos" fo:font-family="Aptos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Aptos" fo:font-family="Aptos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9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 text:start-value="8">
        <style:list-level-properties text:list-level-position-and-space-mode="label-alignment">
          <style:list-level-label-alignment text:label-followed-by="listtab" fo:text-indent="-0.3957in" fo:margin-left="0.3957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1972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ěj Zimmer</meta:initial-creator>
    <meta:editing-cycles>4</meta:editing-cycles>
    <meta:creation-date>2025-03-16T15:51:00</meta:creation-date>
    <dc:date>2026-04-16T10:10:41.252923677</dc:date>
    <meta:editing-duration>PT8M51S</meta:editing-duration>
    <meta:generator>LibreOffice/26.2.2.2$Linux_X86_64 LibreOffice_project/620$Build-2</meta:generator>
    <meta:document-statistic meta:table-count="0" meta:image-count="0" meta:object-count="0" meta:page-count="3" meta:paragraph-count="86" meta:word-count="774" meta:character-count="5160" meta:non-whitespace-character-count="4493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